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5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u champs</text:p>
          </table:table-cell>
          <table:table-cell office:value-type="string" calcext:value-type="string">
            <text:p>Type de données</text:p>
          </table:table-cell>
          <table:table-cell office:value-type="string" calcext:value-type="string">
            <text:p>Définition du champ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id_bed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l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d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e la chambre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no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la chamb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id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first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ré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Birth_pati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sexe_patient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sex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tel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téléphon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secu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sécurité sociale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arrivee_pati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et heure d’arrivé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sortie_pati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et heure de sortie du pati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d_servi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servic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om_service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44:26.5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0:23:28.671000000</meta:creation-date>
    <dc:date>2024-03-27T09:45:35.401000000</dc:date>
    <meta:editing-duration>PT40M11S</meta:editing-duration>
    <meta:editing-cycles>10</meta:editing-cycles>
    <meta:generator>LibreOffice/7.6.5.2$Windows_X86_64 LibreOffice_project/38d5f62f85355c192ef5f1dd47c5c0c0c6d6598b</meta:generator>
    <meta:document-statistic meta:table-count="1" meta:cell-count="60" meta:object-count="0"/>
  </office:meta>
</office:document-meta>
</file>